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="" draw:marker-start-width="0.35cm" draw:marker-end-width="0.35cm" draw:stroke-linejoin="none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433cm" svg:height="-0.001cm" draw:transform="rotate (-1.5707963267949) translate (6.795cm 14.522cm)" svg:viewBox="0 0 434 0" svg:d="m0 0c145 0 289 0 434 0">
          <text:p/>
        </draw:path>
        <draw:line draw:style-name="gr2" draw:text-style-name="P1" draw:layer="layout" svg:x1="6.745cm" svg:y1="14.906cm" svg:x2="7.469cm" svg:y2="14.906cm">
          <text:p/>
        </draw:line>
        <draw:line draw:style-name="gr2" draw:text-style-name="P1" draw:layer="layout" svg:x1="7.419cm" svg:y1="14.517cm" svg:x2="7.419cm" svg:y2="14.951cm">
          <text:p/>
        </draw:line>
        <draw:line draw:style-name="gr2" draw:text-style-name="P1" draw:layer="layout" svg:x1="7.11cm" svg:y1="14.785cm" svg:x2="7.11cm" svg:y2="14.294cm">
          <text:p/>
        </draw:line>
        <draw:line draw:style-name="gr3" draw:text-style-name="P1" draw:layer="layout" svg:x1="7.108cm" svg:y1="14.112cm" svg:x2="7.108cm" svg:y2="14.19cm">
          <text:p/>
        </draw:line>
        <draw:custom-shape draw:style-name="gr4" draw:text-style-name="P1" draw:layer="layout" svg:width="0.1cm" svg:height="0.071cm" svg:x="6.745cm" svg:y="1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071cm" svg:x="7.369cm" svg:y="1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ar" style:country-complex="DZ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-width="0.2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n </meta:initial-creator>
    <meta:creation-date>2019-03-05T15:20:39</meta:creation-date>
    <dc:date>2019-03-05T15:45:32</dc:date>
    <dc:creator>Don </dc:creator>
    <meta:editing-duration>PT19M39S</meta:editing-duration>
    <meta:editing-cycles>5</meta:editing-cycles>
    <meta:generator>LibreOffice/3.5$Linux_x86 LibreOffice_project/350m1$Build-2</meta:generator>
    <meta:document-statistic meta:object-count="7"/>
  </office:meta>
</office:document-meta>
</file>